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_100_Entity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5( String f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( String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4( String f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3( String f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( String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9( String f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2( String f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8( String f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5( String f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( Stri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7( String f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0( String f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3( String f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9( String f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2( String f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8( String f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6( String f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4( String f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3( String f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8( String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( String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2( String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5( String f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( String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3( String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6( String f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6( String f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2( String f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( String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5( String f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4( String f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8( String f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0( String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6( String f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1( String f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9( String f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7( String f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4( String f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0( String f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4( String f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0( String f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1( String f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1( String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1( String f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7( String f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5( String f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1( String f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4( String f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2( String f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2( String f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4( String f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0( String f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2( String f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0( String f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( String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3( String f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7( String f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4( String f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3( String f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6( String f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1( String f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5( String f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0( String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( String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7( String f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0( String f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2( String f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9( String f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9( String f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98( String f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0( String f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2( String f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5( String f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5( String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6( String f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9( String f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6( String f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1( String f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9( String f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4( String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77( String f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3( String f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8( String f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8( String f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7( String f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3( String f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7( String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51( String f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9( String f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16( String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28( String f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0( String f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31( String f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5( String f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( String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8( String f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89( String f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66( String f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3( String f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setF47( String f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_100_Entity.getF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